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Pictures/20000002000000900000006648A3E085.eps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2.15cm" svg:height="1.523cm" svg:x="5.139cm" svg:y="0.704cm">
          <draw:image xlink:href="Pictures/20000002000000900000006648A3E085.eps" xlink:type="simple" xlink:show="embed" xlink:actuate="onLoad">
            <text:p/>
          </draw:image>
        </draw:frame>
        <draw:g>
          <svg:title>TexMaths</svg:title>
          <svg:desc>12§display§R</svg:desc>
          <draw:polygon draw:style-name="gr2" draw:layer="layout" svg:width="0.324cm" svg:height="0.288cm" svg:x="7.314cm" svg:y="1.487cm" svg:viewBox="0 0 325 289" draw:points="162,289 0,289 0,0 325,0 325,289">
            <text:p/>
          </draw:polygon>
          <draw:path draw:style-name="gr3" draw:layer="layout" svg:width="0.301cm" svg:height="0.298cm" svg:x="7.331cm" svg:y="1.487cm" svg:viewBox="0 0 302 299" svg:d="m142 29c2-10 3-15 12-16 3 0 16 0 25 0 30 0 76 0 76 42 0 15-6 43-22 60-11 11-34 24-72 24h-47zm61 116c42-9 92-38 92-81 0-36-38-64-94-64h-119c-9 0-12 0-12 8 0 5 3 5 10 5 2 0 10 0 17 1 7 0 11 2 11 6 0 3 0 4-1 9l-57 227c-4 17-6 20-38 20-8 0-12 0-12 9 0 4 5 4 6 4 12 0 42-1 53-1 12 0 42 1 54 1 3 0 8 0 8-8 0-5-3-5-12-5-15 0-27 0-27-7 0-2 1-5 1-7l29-113h50c38 0 45 24 45 38 0 8-3 21-6 30-2 12-6 28-6 36 0 46 51 46 57 46 36 0 50-43 50-49 0-5-5-5-5-5-4 0-4 2-6 6-10 31-28 38-38 38-14 0-17-9-17-26 0-13 3-34 4-48 1-6 2-13 2-19 0-34-29-46-39-51z">
            <text:p/>
          </draw:path>
        </draw:g>
        <draw:g>
          <svg:title>TexMaths</svg:title>
          <svg:desc>12§display§v_i</svg:desc>
          <draw:polygon draw:style-name="gr2" draw:layer="layout" svg:width="0.324cm" svg:height="0.245cm" svg:x="4.926cm" svg:y="1.515cm" svg:viewBox="0 0 325 246" draw:points="162,246 0,246 0,0 325,0 325,246">
            <text:p/>
          </draw:polygon>
          <draw:path draw:style-name="gr3" draw:layer="layout" svg:width="0.185cm" svg:height="0.191cm" svg:x="4.938cm" svg:y="1.51cm" svg:viewBox="0 0 186 192" svg:d="m186 30c0-23-11-30-19-30-10 0-21 11-21 20 0 6 3 9 8 14 8 8 14 19 14 33 0 18-26 115-76 115-21 0-31-14-31-37s11-54 24-89c4-7 5-13 5-21 0-19-13-35-34-35-40 0-56 61-56 65 0 5 5 5 5 5 5 0 5-2 7-8 12-43 30-52 43-52 3 0 10 0 10 13 0 11-4 21-7 30-18 49-24 68-24 86 0 46 37 53 56 53 72 0 96-140 96-162z">
            <text:p/>
          </draw:path>
          <draw:path draw:style-name="gr3" draw:layer="layout" svg:width="0.089cm" svg:height="0.198cm" svg:x="5.145cm" svg:y="1.564cm" svg:viewBox="0 0 90 199" svg:d="m82 11c0-5-4-11-11-11-9 0-17 7-17 17 0 5 4 11 12 11s16-9 16-17zm-60 151c-2 3-3 7-3 12 0 14 12 25 28 25 30 0 43-41 43-46 0-3-4-3-5-3-5 0-5 2-6 5-6 24-19 36-31 36-6 0-7-4-7-10 0-7 2-13 5-19 2-9 6-17 9-24 3-7 13-34 15-37s1-7 1-10c0-14-12-25-28-25-30 0-43 40-43 46 0 3 4 3 5 3 5 0 5-1 6-5 7-25 20-36 31-36 5 0 7 3 7 10s-1 12-8 3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2T15:24:21</meta:creation-date>
    <meta:editing-duration>PT2H52M2S</meta:editing-duration>
    <meta:editing-cycles>12</meta:editing-cycles>
    <meta:generator>LibreOffice/3.5$Linux_x86 LibreOffice_project/350m1$Build-2</meta:generator>
    <dc:title>kkkFigures</dc:title>
    <meta:initial-creator>kkk </meta:initial-creator>
    <dc:date>2014-05-03T13:57:26</dc:date>
    <dc:creator>khalid </dc:creator>
    <meta:document-statistic meta:object-count="8"/>
    <meta:template xlink:type="simple" xlink:actuate="onRequest" xlink:title="kkkFigures" xlink:href="../../../../.libreoffice/3/user/template/kkkFigures.otg" meta:date="2014-04-12T15:24:20"/>
  </office:meta>
</office:document-meta>
</file>